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Heading2" style:family="paragraph">
      <style:text-properties style:font-name="Times New Roman" style:font-name-complex="Times New Roman"/>
    </style:style>
    <style:style style:name="P3" style:parent-style-name="ListParagraph" style:family="paragraph">
      <style:text-properties style:font-name="Times New Roman" style:font-name-complex="Times New Roman"/>
    </style:style>
    <style:style style:name="P4" style:parent-style-name="ListParagraph" style:family="paragraph">
      <style:text-properties style:font-name="Times New Roman" style:font-name-complex="Times New Roman"/>
    </style:style>
    <style:style style:name="P5" style:parent-style-name="ListParagraph" style:family="paragraph">
      <style:text-properties style:font-name="Times New Roman" style:font-name-complex="Times New Roman"/>
    </style:style>
    <style:style style:name="P6" style:parent-style-name="ListParagraph" style:family="paragraph">
      <style:text-properties style:font-name="Times New Roman" style:font-name-complex="Times New Roman"/>
    </style:style>
    <style:style style:name="P7" style:parent-style-name="ListParagraph" style:family="paragraph">
      <style:text-properties style:font-name="Times New Roman" style:font-name-complex="Times New Roman"/>
    </style:style>
    <style:style style:name="P8" style:parent-style-name="ListParagraph" style:family="paragraph">
      <style:text-properties style:font-name="Times New Roman" style:font-name-complex="Times New Roman"/>
    </style:style>
    <style:style style:name="P9" style:parent-style-name="ListParagraph" style:family="paragraph">
      <style:text-properties style:font-name="Times New Roman" style:font-name-complex="Times New Roman"/>
    </style:style>
    <style:style style:name="P10" style:parent-style-name="ListParagraph" style:family="paragraph">
      <style:text-properties style:font-name="Times New Roman" style:font-name-complex="Times New Roman"/>
    </style:style>
    <style:style style:name="P11" style:parent-style-name="ListParagraph" style:family="paragraph">
      <style:text-properties style:font-name="Times New Roman" style:font-name-complex="Times New Roman"/>
    </style:style>
    <style:style style:name="P12" style:parent-style-name="ListParagraph" style:family="paragraph">
      <style:text-properties style:font-name="Times New Roman" style:font-name-complex="Times New Roman"/>
    </style:style>
    <style:style style:name="P13" style:parent-style-name="ListParagraph" style:family="paragraph">
      <style:text-properties style:font-name="Times New Roman" style:font-name-complex="Times New Roman"/>
    </style:style>
    <style:style style:name="P14" style:parent-style-name="ListParagraph" style:family="paragraph">
      <style:text-properties style:font-name="Times New Roman" style:font-name-complex="Times New Roman"/>
    </style:style>
    <style:style style:name="P15" style:parent-style-name="ListParagraph" style:family="paragraph">
      <style:text-properties style:font-name="Times New Roman" style:font-name-complex="Times New Roman"/>
    </style:style>
    <style:style style:name="P16" style:parent-style-name="ListParagraph" style:family="paragraph">
      <style:text-properties style:font-name="Times New Roman" style:font-name-complex="Times New Roman"/>
    </style:style>
    <style:style style:name="P17" style:parent-style-name="Heading2" style:family="paragraph">
      <style:text-properties style:font-name="Times New Roman" style:font-name-complex="Times New Roman"/>
    </style:style>
    <style:style style:name="P18" style:parent-style-name="ListParagraph" style:family="paragraph">
      <style:text-properties style:font-name="Times New Roman" style:font-name-complex="Times New Roman"/>
    </style:style>
    <style:style style:name="P19" style:parent-style-name="ListParagraph" style:family="paragraph">
      <style:text-properties style:font-name="Times New Roman" style:font-name-complex="Times New Roman"/>
    </style:style>
    <style:style style:name="P20" style:parent-style-name="ListParagraph" style:family="paragraph">
      <style:text-properties style:font-name="Times New Roman" style:font-name-complex="Times New Roman"/>
    </style:style>
    <style:style style:name="P21" style:parent-style-name="ListParagraph" style:family="paragraph">
      <style:text-properties style:font-name="Times New Roman" style:font-name-complex="Times New Roman"/>
    </style:style>
    <style:style style:name="P22" style:parent-style-name="Normal" style:family="paragraph">
      <style:text-properties style:font-name="Times New Roman" style:font-name-complex="Times New Roman"/>
    </style:style>
    <style:style style:name="P23" style:parent-style-name="Heading2" style:family="paragraph">
      <style:text-properties style:font-name="Times New Roman" style:font-name-complex="Times New Roman"/>
    </style:style>
    <style:style style:name="P24" style:parent-style-name="ListParagraph" style:family="paragraph"/>
  </office:automatic-styles>
  <office:body>
    <office:text text:use-soft-page-breaks="true">
      <text:h text:style-name="P1" text:outline-level="1">Notes for Studio Practice Game Review</text:h>
      <text:h text:style-name="Heading2" text:outline-level="2"/>
      <text:h text:style-name="P2" text:outline-level="2">Mechanics of the game</text:h>
      <text:p text:style-name="Normal"/>
      <text:list text:style-name="LFO2" text:continue-numbering="true">
        <text:list-item>
          <text:p text:style-name="P3">Player gets the choice to choose what there MC looks like before starting the game. This includes Skin colour, eye colour and clothes</text:p>
        </text:list-item>
        <text:list-item>
          <text:p text:style-name="P4">Player gets to choose what employee they can start with e.g. craftsman</text:p>
        </text:list-item>
        <text:list-item>
          <text:p text:style-name="P5">Clear instructions on how to play the game when you first start</text:p>
        </text:list-item>
        <text:list-item>
          <text:p text:style-name="P6">Storage capacity for resources don’t replenish over time</text:p>
        </text:list-item>
        <text:list-item>
          <text:p text:style-name="P7">Player can try and make more money from customers by Haggling them</text:p>
        </text:list-item>
        <text:list-item>
          <text:p text:style-name="P8">At the end of each day the player automatically pays there MC staff</text:p>
        </text:list-item>
        <text:list-item>
          <text:p text:style-name="P9">At the end of day report the player can review their employees happiness</text:p>
        </text:list-item>
        <text:list-item>
          <text:p text:style-name="P10">At the end of each day the player can refill all there resources</text:p>
        </text:list-item>
        <text:list-item>
          <text:p text:style-name="P11">Players can try to sell customers other items if they don’t have the item the customer originally have</text:p>
        </text:list-item>
        <text:list-item>
          <text:p text:style-name="P12">Players can buy from customers as well as sell items<text:s/></text:p>
        </text:list-item>
        <text:list-item>
          <text:p text:style-name="P13">Players can purchase shop upgrades in order to help them get more customers and a better rep</text:p>
        </text:list-item>
        <text:list-item>
          <text:p text:style-name="P14">Players have the option to accept or refuse the customers offers for their items</text:p>
        </text:list-item>
        <text:list-item>
          <text:p text:style-name="P15">As the players shop gets a better rep and larger more customers will come</text:p>
        </text:list-item>
        <text:list-item>
          <text:p text:style-name="P16">Players can upgrade<text:s/>their<text:s/>staff members to make them more efficient but at the cost of more daily wage amount</text:p>
        </text:list-item>
      </text:list>
      <text:p text:style-name="Normal"/>
      <text:h text:style-name="P17" text:outline-level="2">Mechanics that drive revenue<text:s/></text:h>
      <text:p text:style-name="Normal"/>
      <text:list text:style-name="LFO2" text:continue-numbering="true">
        <text:list-item>
          <text:p text:style-name="P18">Players can purchase tokens to help speed up production of items and research</text:p>
        </text:list-item>
        <text:list-item>
          <text:p text:style-name="P19">Players can refill resources whist in the working day for tokens</text:p>
        </text:list-item>
        <text:list-item>
          <text:p text:style-name="P20">When the player goes bankrupt they have 3 choices. They are declare bankruptcy, fire sale or buy 10,000 gold pieces</text:p>
        </text:list-item>
        <text:list-item>
          <text:p text:style-name="P21">After playing the game for 2 weeks in game the player has to wait 10 minutes real time in order to proceed to the next day in game time. The players can purchase 3,7 or 14 day packages for tokens to avoid waiting.</text:p>
        </text:list-item>
      </text:list>
      <text:p text:style-name="P22"/>
      <text:h text:style-name="P23" text:outline-level="2">Advertisement</text:h>
      <text:p text:style-name="Normal"/>
      <text:list text:style-name="LFO3" text:continue-numbering="true">
        <text:list-item>
          <text:p text:style-name="P24"/>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ames</meta:initial-creator>
    <dc:creator>Games</dc:creator>
    <meta:creation-date>2016-11-11T10:36:00Z</meta:creation-date>
    <dc:date>2016-11-11T14:12:00Z</dc:date>
    <meta:template xlink:href="Normal" xlink:type="simple"/>
    <meta:editing-cycles>6</meta:editing-cycles>
    <meta:editing-duration>PT8280S</meta:editing-duration>
    <meta:document-statistic meta:page-count="1" meta:paragraph-count="3" meta:word-count="253" meta:character-count="1696" meta:row-count="12" meta:non-whitespace-character-count="1446"/>
  </office:meta>
</office:document-meta>
</file>